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cm" fo:min-width="0cm"/>
    </style:style>
    <style:style style:name="gr4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12.684cm" style:use-optimal-column-width="false"/>
    </style:style>
    <style:style style:name="co2" style:family="table-column">
      <style:table-column-properties style:column-width="12.69cm" style:use-optimal-column-width="false"/>
    </style:style>
    <style:style style:name="ro1" style:family="table-row">
      <style:table-row-properties style:row-height="1.997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P1" style:family="paragraph">
      <style:paragraph-properties fo:text-align="center"/>
      <style:text-properties fo:font-family="Arial" style:font-family-generic="swiss" style:font-pitch="variable"/>
    </style:style>
    <style:style style:name="P2" style:family="paragraph">
      <style:paragraph-properties fo:text-align="center"/>
      <style:text-properties fo:font-family="Arial" style:font-family-generic="swiss" style:font-pitch="variable" fo:font-size="72pt" style:font-size-asian="72pt" style:font-size-complex="72pt"/>
    </style:style>
    <style:style style:name="P3" style:family="paragraph">
      <style:paragraph-properties fo:text-align="center"/>
      <style:text-properties fo:font-family="Arial" style:font-family-generic="swiss" style:font-pitch="variable" fo:font-size="72pt"/>
    </style:style>
    <style:style style:name="P4" style:family="paragraph">
      <style:paragraph-properties fo:text-align="start"/>
      <style:text-properties fo:font-family="Arial" style:font-family-generic="swiss" style:font-pitch="variable" fo:font-size="54pt" style:font-size-asian="54pt" style:font-size-complex="54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Arial" style:font-family-generic="swiss" style:font-pitch="variable" fo:font-size="60pt" style:font-size-asian="60pt" style:font-size-complex="6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12.224cm" svg:height="5.925cm" svg:x="8.096cm" svg:y="6.858cm">
          <draw:text-box>
            <text:p text:style-name="P1"><text:span text:style-name="T1">Java 8</text:span></text:p>
            <text:p text:style-name="P1"><text:span text:style-name="T1">Rundga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9.261cm" svg:height="3.088cm" svg:x="9.906cm" svg:y="1.016cm">
          <draw:text-box>
            <text:p text:style-name="P3"><text:span text:style-name="T1">Agenda</text:span></text:p>
          </draw:text-box>
        </draw:frame>
        <draw:frame draw:style-name="gr3" draw:text-style-name="P4" draw:layer="layout" svg:width="15.24cm" svg:height="8.751cm" svg:x="2.54cm" svg:y="6.235cm">
          <draw:text-box>
            <text:p text:style-name="P4"><text:span text:style-name="T2">Historie</text:span></text:p>
            <text:p text:style-name="P4"><text:span text:style-name="T2">Inhalte</text:span></text:p>
            <text:p text:style-name="P4"><text:span text:style-name="T2">Code</text:span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6" draw:layer="layout" svg:width="7.678cm" svg:height="2.618cm" svg:x="9.906cm" svg:y="-0.04cm">
          <draw:text-box>
            <text:p text:style-name="P6"><text:span text:style-name="T3">Historie</text:span></text:p>
          </draw:text-box>
        </draw:frame>
        <draw:frame draw:style-name="standard" draw:layer="layout" svg:width="25.373cm" svg:height="17.972cm" svg:x="1.612cm" svg:y="2.6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Java 1.0</text:p>
              </table:table-cell>
              <table:table-cell>
                <text:p text:style-name="P7">Januar 1996</text:p>
              </table:table-cell>
            </table:table-row>
            <table:table-row table:style-name="ro1" table:default-cell-style-name="ce1">
              <table:table-cell>
                <text:p text:style-name="P7">Java 1.1.4</text:p>
              </table:table-cell>
              <table:table-cell>
                <text:p text:style-name="P7">September 1997</text:p>
              </table:table-cell>
            </table:table-row>
            <table:table-row table:style-name="ro1" table:default-cell-style-name="ce1">
              <table:table-cell>
                <text:p text:style-name="P7">J2SE 1.2</text:p>
              </table:table-cell>
              <table:table-cell>
                <text:p text:style-name="P7">Dezember 1998</text:p>
              </table:table-cell>
            </table:table-row>
            <table:table-row table:style-name="ro1" table:default-cell-style-name="ce1">
              <table:table-cell>
                <text:p text:style-name="P7">J2SE 1.3</text:p>
              </table:table-cell>
              <table:table-cell>
                <text:p text:style-name="P7">Mai 2000</text:p>
              </table:table-cell>
            </table:table-row>
            <table:table-row table:style-name="ro1" table:default-cell-style-name="ce1">
              <table:table-cell>
                <text:p text:style-name="P7">J2SE 1.4</text:p>
              </table:table-cell>
              <table:table-cell>
                <text:p text:style-name="P7">Februar 2002</text:p>
              </table:table-cell>
            </table:table-row>
            <table:table-row table:style-name="ro1" table:default-cell-style-name="ce1">
              <table:table-cell>
                <text:p text:style-name="P7">J2SE 5.0</text:p>
              </table:table-cell>
              <table:table-cell>
                <text:p text:style-name="P7">September 2004</text:p>
              </table:table-cell>
            </table:table-row>
            <table:table-row table:style-name="ro1" table:default-cell-style-name="ce1">
              <table:table-cell>
                <text:p text:style-name="P7">JSE 6.0</text:p>
              </table:table-cell>
              <table:table-cell>
                <text:p text:style-name="P7">Dezember 2006</text:p>
              </table:table-cell>
            </table:table-row>
            <table:table-row table:style-name="ro1" table:default-cell-style-name="ce1">
              <table:table-cell>
                <text:p text:style-name="P7">JSE 7.0</text:p>
              </table:table-cell>
              <table:table-cell>
                <text:p text:style-name="P7">Juli 2011</text:p>
              </table:table-cell>
            </table:table-row>
            <table:table-row table:style-name="ro1" table:default-cell-style-name="ce1">
              <table:table-cell>
                <text:p text:style-name="P7">JSE 8.0</text:p>
              </table:table-cell>
              <table:table-cell>
                <text:p text:style-name="P7">März 2014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8" draw:layer="layout" svg:x1="1.612cm" svg:y1="2.698cm" svg:x2="26.67cm" svg:y2="16.51cm">
          <text:p/>
        </draw:line>
        <draw:line draw:style-name="gr4" draw:text-style-name="P8" draw:layer="layout" svg:x1="1.612cm" svg:y1="16.51cm" svg:x2="26.759cm" svg:y2="2.86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5" draw:text-style-name="P6" draw:layer="layout" svg:width="12.66cm" svg:height="2.618cm" svg:x="8.382cm" svg:y="8.636cm">
          <draw:text-box>
            <text:p text:style-name="P6"><text:span text:style-name="T3">Was ist dri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5" draw:text-style-name="P6" draw:layer="layout" svg:width="14.506cm" svg:height="2.618cm" svg:x="7.846cm" svg:y="0.43cm">
          <draw:text-box>
            <text:p text:style-name="P6"><text:span text:style-name="T3">JEPs in Java 8</text:span></text:p>
          </draw:text-box>
        </draw:frame>
        <draw:frame draw:style-name="gr5" draw:text-style-name="P6" draw:layer="layout" svg:width="8.854cm" svg:height="2.618cm" svg:x="1.814cm" svg:y="5.334cm">
          <draw:text-box>
            <text:p text:style-name="P6"><text:span text:style-name="T3">Closures</text:span></text:p>
          </draw:text-box>
        </draw:frame>
        <draw:frame draw:style-name="gr5" draw:text-style-name="P6" draw:layer="layout" svg:width="12.504cm" svg:height="2.618cm" svg:x="1.778cm" svg:y="8.864cm">
          <draw:text-box>
            <text:p text:style-name="P6"><text:span text:style-name="T3">Concurrency</text:span></text:p>
          </draw:text-box>
        </draw:frame>
        <draw:frame draw:style-name="gr5" draw:text-style-name="P6" draw:layer="layout" svg:width="12.148cm" svg:height="2.618cm" svg:x="1.778cm" svg:y="12.394cm">
          <draw:text-box>
            <text:p text:style-name="P6"><text:span text:style-name="T3">Date &amp; Time</text:span></text:p>
          </draw:text-box>
        </draw:frame>
        <draw:frame draw:style-name="gr5" draw:text-style-name="P6" draw:layer="layout" svg:width="11.682cm" svg:height="2.618cm" svg:x="1.778cm" svg:y="15.924cm">
          <draw:text-box>
            <text:p text:style-name="P6"><text:span text:style-name="T3">Annot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5" draw:text-style-name="P6" draw:layer="layout" svg:width="5.565cm" svg:height="2.618cm" svg:x="11.377cm" svg:y="8.636cm">
          <draw:text-box>
            <text:p text:style-name="P6"><text:span text:style-name="T3">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28T19:11:17</meta:creation-date>
    <meta:editing-duration>PT24M45S</meta:editing-duration>
    <meta:editing-cycles>3</meta:editing-cycles>
    <dc:date>2015-01-28T19:35:59</dc:date>
    <meta:generator>OpenOffice/4.0.1$Unix OpenOffice.org_project/401m5$Build-9714</meta:generator>
    <meta:document-statistic meta:object-count="47"/>
  </office:meta>
</office:document-meta>
</file>